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Missing.OnMiss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addConfiguredFilterSet( FilterSet filte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.set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isRec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replaceTokens( String line , String par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ilterSet.createFilter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Set.addFilter( 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Set.getBegin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Set.setOnMissingFiltersFile( OnMissing onMissingFilter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getFil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terSet.iReplaceTokens( String lin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ilterSet.FilterSet( FilterSet filt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terSet.replaceTokens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handleMissingFile( String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terSet.setBeginToken( String startOf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Fil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File.Filter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et.getFilterHa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terSet.getOnMissingFilter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issing.On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et.has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setRecurse( boolean 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nMissing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Filter( String token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Set.setEndToken( String endOf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Set.addFilter( String token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Set.readFiltersFromFile( File filters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iltersFil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.setFiltersfile( File filters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Set.getEnd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